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c0c0c0" draw:fill="none" draw:textarea-horizontal-align="center" draw:textarea-vertical-align="middle"/>
    </style:style>
    <style:style style:name="gr6" style:family="graphic" style:parent-style-name="objectwithoutfill">
      <style:graphic-properties svg:stroke-color="#c0c0c0" draw:fill="none" draw:textarea-horizontal-align="center" draw:textarea-vertical-align="middle"/>
    </style:style>
    <style:style style:name="gr7" style:family="graphic" style:parent-style-name="objectwithoutfill">
      <style:graphic-properties svg:stroke-color="#e6e6e6" draw:fill="none" draw:textarea-horizontal-align="center" draw:textarea-vertical-align="middle"/>
    </style:style>
    <style:style style:name="gr8" style:family="graphic" style:parent-style-name="standard">
      <style:graphic-properties svg:stroke-width="0.1cm" svg:stroke-color="#ccccc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999999" draw:fill-image-width="0cm" draw:fill-image-height="0cm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c0c0c0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color="#c0c0c0"/>
    </style:style>
    <style:style style:name="T2" style:family="text">
      <style:text-properties fo:color="#000000"/>
    </style:style>
    <style:style style:name="T3" style:family="text">
      <style:text-properties fo:color="#c0c0c0" fo:font-family="Arial" style:font-style-name="Normale" style:font-family-generic="swiss" style:font-family-asian="Arial" style:font-style-name-asian="Normale" style:font-family-generic-asian="swiss" style:font-family-complex="Arial" style:font-style-name-complex="Normale" style:font-family-generic-complex="swiss"/>
    </style:style>
    <style:style style:name="T4" style:family="text">
      <style:text-properties fo:color="#c0c0c0" fo:font-family="Arial" style:font-family-generic="roman" style:font-pitch="variable" style:font-family-asian="Arial" style:font-style-name-asian="Normale" style:font-family-generic-asian="swiss" style:font-family-complex="Arial" style:font-style-name-complex="Normale" style:font-family-generic-complex="swiss"/>
    </style:style>
    <style:style style:name="T5" style:family="text">
      <style:text-properties fo:color="#000000" fo:font-family="Arial" style:font-style-name="Normale" style:font-family-generic="swiss" style:font-family-asian="Arial" style:font-style-name-asian="Normale" style:font-family-generic-asian="swiss" style:font-family-complex="Arial" style:font-style-name-complex="Normale" style:font-family-generic-complex="swiss"/>
    </style:style>
    <style:style style:name="T6" style:family="text">
      <style:text-properties fo:color="#000000" style:text-position="sub 58%" fo:font-family="Arial" style:font-family-generic="roman" style:font-pitch="variable" fo:font-size="18pt" style:font-family-asian="Arial" style:font-style-name-asian="Normale" style:font-family-generic-asian="swiss" style:font-size-asian="18pt" style:font-family-complex="Arial" style:font-style-name-complex="Normale" style:font-family-generic-complex="swiss" style:font-size-complex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path draw:style-name="gr1" draw:text-style-name="P1" draw:layer="layout" svg:width="0.835cm" svg:height="-0.001cm" draw:transform="skewX (-1.55334303427466) rotate (3.1415926535892) translate (5.011cm 18.78cm)" svg:viewBox="0 0 836 0" svg:d="m836 0c-253 0-505 0-760 0h-76">
          <text:p/>
        </draw:path>
        <draw:path draw:style-name="gr1" draw:text-style-name="P1" draw:layer="layout" svg:width="2.404cm" svg:height="-0.001cm" draw:transform="rotate (3.1415926535892) translate (9cm 18.78cm)" svg:viewBox="0 0 2405 0" svg:d="m2405 0c-424 0-820 0-1242 0h-401-401-361">
          <text:p/>
        </draw:path>
        <draw:path draw:style-name="gr1" draw:text-style-name="P1" draw:layer="layout" svg:width="2.642cm" svg:height="2.203cm" draw:transform="skewX (-0.0640535835481798) rotate (-1.48789318732607) translate (11.2230939832528cm 18.437850027084cm)" svg:viewBox="0 0 2643 2204" svg:d="m0 2202c433 20 819-155 1237-199 516-54 957-288 1289-558 379-309-260-637-562-834-337-219-706-413-1135-488l-383-123">
          <text:p/>
        </draw:path>
        <draw:path draw:style-name="gr1" draw:text-style-name="P1" draw:layer="layout" svg:width="0.869cm" svg:height="0cm" svg:x="13.465cm" svg:y="18.78cm" svg:viewBox="0 0 870 0" svg:d="m0 0c153 0 297 0 449 0h145 145 131">
          <text:p/>
        </draw:path>
        <draw:path draw:style-name="gr1" draw:text-style-name="P1" draw:layer="layout" svg:width="3.248cm" svg:height="2.203cm" draw:transform="skewX (0.0781907504893312) rotate (-1.57079632679579) translate (13.4636781740514cm 16.0031375026085cm)" svg:viewBox="0 0 3249 2204" svg:d="m3249 2202c-532 20-1007-155-1520-199-636-54-1178-288-1586-558-465-309 320-637 692-834 414-219 868-413 1396-488l471-123">
          <text:p/>
        </draw:path>
        <draw:path draw:style-name="gr1" draw:text-style-name="P1" draw:layer="layout" svg:width="1.349cm" svg:height="1.567cm" draw:transform="skewX (0.010471975511964) rotate (-1.45473193153819) translate (6.55356035103692cm 18.5148134543218cm)" svg:viewBox="0 0 1350 1568" svg:d="m0 1567c221 14 418-111 632-142 263-38 489-204 658-397 194-219-132-453-286-593-173-156-361-294-580-347l-196-88">
          <text:p/>
        </draw:path>
        <draw:line draw:style-name="gr2" draw:text-style-name="P1" draw:layer="layout" svg:x1="5.245cm" svg:y1="18.98cm" svg:x2="5.245cm" svg:y2="19.55cm">
          <text:p/>
        </draw:line>
        <draw:line draw:style-name="gr2" draw:text-style-name="P1" draw:layer="layout" svg:x1="6.815cm" svg:y1="18.48cm" svg:x2="6.815cm" svg:y2="19.05cm">
          <text:p/>
        </draw:line>
        <draw:line draw:style-name="gr2" draw:text-style-name="P1" draw:layer="layout" svg:x1="8.915cm" svg:y1="18.48cm" svg:x2="8.915cm" svg:y2="19.05cm">
          <text:p/>
        </draw:line>
        <draw:line draw:style-name="gr2" draw:text-style-name="P1" draw:layer="layout" svg:x1="11.315cm" svg:y1="18.58cm" svg:x2="11.315cm" svg:y2="19.15cm">
          <text:p/>
        </draw:line>
        <draw:g>
          <draw:path draw:style-name="gr1" draw:text-style-name="P1" draw:layer="layout" svg:width="0.835cm" svg:height="-0.001cm" draw:transform="skewX (-1.55334303427466) rotate (3.1415926535892) translate (5.01099999999983cm 5.374cm)" svg:viewBox="0 0 836 0" svg:d="m836 0c-253 0-505 0-760 0h-76">
            <text:p/>
          </draw:path>
          <draw:path draw:style-name="gr1" draw:text-style-name="P1" draw:layer="layout" svg:width="2.404cm" svg:height="-0.001cm" draw:transform="rotate (3.1415926535892) translate (9cm 5.374cm)" svg:viewBox="0 0 2405 0" svg:d="m2405 0c-424 0-820 0-1242 0h-401-401-361">
            <text:p/>
          </draw:path>
          <draw:path draw:style-name="gr1" draw:text-style-name="P1" draw:layer="layout" svg:width="2.642cm" svg:height="2.203cm" draw:transform="skewX (-0.0640535835481798) rotate (-1.48789318732607) translate (11.2230939832528cm 5.03185002708393cm)" svg:viewBox="0 0 2643 2204" svg:d="m0 2202c433 20 819-155 1237-199 516-54 957-288 1289-558 379-309-260-637-562-834-337-219-706-413-1135-488l-383-123">
            <text:p/>
          </draw:path>
          <draw:path draw:style-name="gr1" draw:text-style-name="P1" draw:layer="layout" svg:width="0.869cm" svg:height="0cm" svg:x="13.465cm" svg:y="5.374cm" svg:viewBox="0 0 870 0" svg:d="m0 0c153 0 297 0 449 0h145 145 131">
            <text:p/>
          </draw:path>
          <draw:path draw:style-name="gr1" draw:text-style-name="P1" draw:layer="layout" svg:width="3.248cm" svg:height="2.203cm" draw:transform="skewX (0.0781907504893312) rotate (-1.57079632679579) translate (13.4636781740514cm 2.59713750260837cm)" svg:viewBox="0 0 3249 2204" svg:d="m3249 2202c-532 20-1007-155-1520-199-636-54-1178-288-1586-558-465-309 320-637 692-834 414-219 868-413 1396-488l471-123">
            <text:p/>
          </draw:path>
          <draw:path draw:style-name="gr1" draw:text-style-name="P1" draw:layer="layout" svg:width="1.349cm" svg:height="1.567cm" draw:transform="skewX (0.010471975511964) rotate (-1.45473193153819) translate (6.55356035103692cm 5.10881345432179cm)" svg:viewBox="0 0 1350 1568" svg:d="m0 1567c221 14 418-111 632-142 263-38 489-204 658-397 194-219-132-453-286-593-173-156-361-294-580-347l-196-88">
            <text:p/>
          </draw:path>
        </draw:g>
        <draw:frame draw:style-name="gr3" draw:text-style-name="P2" draw:layer="layout" svg:width="2.763cm" svg:height="1.675cm" svg:x="12.207cm" svg:y="6.945cm">
          <draw:text-box>
            <text:p><text:span text:style-name="T1">Tempo </text:span><text:span text:style-name="T2">t</text:span></text:p>
            <text:p><text:span text:style-name="T1"><text:s/></text:span><text:span text:style-name="T3">μ</text:span><text:span text:style-name="T4"> </text:span><text:span text:style-name="T1">sec</text:span></text:p>
          </draw:text-box>
        </draw:frame>
        <draw:frame draw:style-name="gr3" draw:text-style-name="P2" draw:layer="layout" svg:width="6.216cm" svg:height="1.882cm" draw:transform="rotate (1.5707963267946) translate (1.635cm 8.47cm)">
          <draw:text-box>
            <text:p><text:span text:style-name="T1">Velocità angolare </text:span><text:span text:style-name="T5">ω</text:span><text:span text:style-name="T6">s</text:span></text:p>
            <text:p><text:span text:style-name="T1"><text:s text:c="5"/></text:span><text:span text:style-name="T1">gradi/sec</text:span></text:p>
          </draw:text-box>
        </draw:frame>
        <draw:line draw:style-name="gr4" draw:text-style-name="P1" draw:layer="layout" svg:x1="3.74cm" svg:y1="8.165cm" svg:x2="4.375cm" svg:y2="8.165cm">
          <text:p/>
        </draw:line>
        <draw:line draw:style-name="gr4" draw:text-style-name="P1" draw:layer="layout" svg:x1="3.741cm" svg:y1="7.613cm" svg:x2="4.376cm" svg:y2="7.613cm">
          <text:p/>
        </draw:line>
        <draw:line draw:style-name="gr4" draw:text-style-name="P1" draw:layer="layout" svg:x1="3.742cm" svg:y1="7.06cm" svg:x2="4.377cm" svg:y2="7.06cm">
          <text:p/>
        </draw:line>
        <draw:line draw:style-name="gr4" draw:text-style-name="P1" draw:layer="layout" svg:x1="3.743cm" svg:y1="6.508cm" svg:x2="4.378cm" svg:y2="6.508cm">
          <text:p/>
        </draw:line>
        <draw:line draw:style-name="gr4" draw:text-style-name="P1" draw:layer="layout" svg:x1="3.744cm" svg:y1="5.956cm" svg:x2="4.379cm" svg:y2="5.956cm">
          <text:p/>
        </draw:line>
        <draw:line draw:style-name="gr4" draw:text-style-name="P1" draw:layer="layout" svg:x1="3.745cm" svg:y1="4.851cm" svg:x2="4.38cm" svg:y2="4.851cm">
          <text:p/>
        </draw:line>
        <draw:line draw:style-name="gr4" draw:text-style-name="P1" draw:layer="layout" svg:x1="3.746cm" svg:y1="4.299cm" svg:x2="4.381cm" svg:y2="4.299cm">
          <text:p/>
        </draw:line>
        <draw:line draw:style-name="gr4" draw:text-style-name="P1" draw:layer="layout" svg:x1="3.747cm" svg:y1="3.747cm" svg:x2="4.382cm" svg:y2="3.747cm">
          <text:p/>
        </draw:line>
        <draw:line draw:style-name="gr4" draw:text-style-name="P1" draw:layer="layout" svg:x1="3.748cm" svg:y1="3.195cm" svg:x2="4.383cm" svg:y2="3.195cm">
          <text:p/>
        </draw:line>
        <draw:line draw:style-name="gr4" draw:text-style-name="P1" draw:layer="layout" svg:x1="3.749cm" svg:y1="2.642cm" svg:x2="4.384cm" svg:y2="2.642cm">
          <text:p/>
        </draw:line>
        <draw:line draw:style-name="gr4" draw:text-style-name="P1" draw:layer="layout" svg:x1="3.75cm" svg:y1="2.09cm" svg:x2="4.385cm" svg:y2="2.09cm">
          <text:p/>
        </draw:line>
        <draw:rect draw:style-name="gr5" draw:text-style-name="P1" draw:layer="layout" svg:width="10.895cm" svg:height="6.985cm" svg:x="4.075cm" svg:y="1.635cm">
          <text:p/>
        </draw:rect>
        <draw:line draw:style-name="gr4" draw:text-style-name="P1" draw:layer="layout" svg:x1="3.746cm" svg:y1="5.404cm" svg:x2="4.381cm" svg:y2="5.404cm">
          <text:p/>
        </draw:line>
        <draw:line draw:style-name="gr4" draw:text-style-name="P1" draw:layer="layout" svg:x1="13.721cm" svg:y1="8.956cm" svg:x2="13.721cm" svg:y2="8.321cm">
          <text:p/>
        </draw:line>
        <draw:line draw:style-name="gr4" draw:text-style-name="P1" draw:layer="layout" svg:x1="12.552cm" svg:y1="8.955cm" svg:x2="12.552cm" svg:y2="8.32cm">
          <text:p/>
        </draw:line>
        <draw:line draw:style-name="gr4" draw:text-style-name="P1" draw:layer="layout" svg:x1="10.216cm" svg:y1="8.954cm" svg:x2="10.216cm" svg:y2="8.319cm">
          <text:p/>
        </draw:line>
        <draw:line draw:style-name="gr4" draw:text-style-name="P1" draw:layer="layout" svg:x1="9.047cm" svg:y1="8.953cm" svg:x2="9.047cm" svg:y2="8.318cm">
          <text:p/>
        </draw:line>
        <draw:line draw:style-name="gr4" draw:text-style-name="P1" draw:layer="layout" svg:x1="7.879cm" svg:y1="8.952cm" svg:x2="7.879cm" svg:y2="8.317cm">
          <text:p/>
        </draw:line>
        <draw:line draw:style-name="gr4" draw:text-style-name="P1" draw:layer="layout" svg:x1="6.711cm" svg:y1="8.951cm" svg:x2="6.711cm" svg:y2="8.316cm">
          <text:p/>
        </draw:line>
        <draw:line draw:style-name="gr4" draw:text-style-name="P1" draw:layer="layout" svg:x1="5.542cm" svg:y1="8.95cm" svg:x2="5.542cm" svg:y2="8.315cm">
          <text:p/>
        </draw:line>
        <draw:line draw:style-name="gr4" draw:text-style-name="P1" draw:layer="layout" svg:x1="4.958cm" svg:y1="8.949cm" svg:x2="4.958cm" svg:y2="8.314cm">
          <text:p/>
        </draw:line>
        <draw:line draw:style-name="gr4" draw:text-style-name="P1" draw:layer="layout" svg:x1="11.384cm" svg:y1="8.953cm" svg:x2="11.384cm" svg:y2="8.318cm">
          <text:p/>
        </draw:line>
        <draw:line draw:style-name="gr4" draw:text-style-name="P1" draw:layer="layout" svg:x1="13.137cm" svg:y1="8.956cm" svg:x2="13.137cm" svg:y2="8.321cm">
          <text:p/>
        </draw:line>
        <draw:line draw:style-name="gr4" draw:text-style-name="P1" draw:layer="layout" svg:x1="11.968cm" svg:y1="8.955cm" svg:x2="11.968cm" svg:y2="8.32cm">
          <text:p/>
        </draw:line>
        <draw:line draw:style-name="gr4" draw:text-style-name="P1" draw:layer="layout" svg:x1="9.632cm" svg:y1="8.954cm" svg:x2="9.632cm" svg:y2="8.319cm">
          <text:p/>
        </draw:line>
        <draw:line draw:style-name="gr4" draw:text-style-name="P1" draw:layer="layout" svg:x1="8.463cm" svg:y1="8.953cm" svg:x2="8.463cm" svg:y2="8.318cm">
          <text:p/>
        </draw:line>
        <draw:line draw:style-name="gr4" draw:text-style-name="P1" draw:layer="layout" svg:x1="7.295cm" svg:y1="8.952cm" svg:x2="7.295cm" svg:y2="8.317cm">
          <text:p/>
        </draw:line>
        <draw:line draw:style-name="gr4" draw:text-style-name="P1" draw:layer="layout" svg:x1="6.127cm" svg:y1="8.951cm" svg:x2="6.127cm" svg:y2="8.316cm">
          <text:p/>
        </draw:line>
        <draw:line draw:style-name="gr4" draw:text-style-name="P1" draw:layer="layout" svg:x1="10.8cm" svg:y1="8.953cm" svg:x2="10.8cm" svg:y2="8.318cm">
          <text:p/>
        </draw:line>
        <draw:line draw:style-name="gr4" draw:text-style-name="P1" draw:layer="layout" svg:x1="14.304cm" svg:y1="8.957cm" svg:x2="14.304cm" svg:y2="8.322cm">
          <text:p/>
        </draw:line>
        <draw:line draw:style-name="gr4" draw:text-style-name="P1" draw:layer="layout" svg:x1="4.358cm" svg:y1="8.95cm" svg:x2="4.358cm" svg:y2="8.315cm">
          <text:p/>
        </draw:line>
        <draw:frame draw:style-name="gr3" draw:text-style-name="P2" draw:layer="layout" svg:width="6.175cm" svg:height="0.963cm" svg:x="7.985cm" svg:y="22.232cm">
          <draw:text-box>
            <text:p><text:span text:style-name="T1">Tempo normalizzato</text:span></text:p>
          </draw:text-box>
        </draw:frame>
        <draw:frame draw:style-name="gr3" draw:text-style-name="P2" draw:layer="layout" svg:width="6.216cm" svg:height="1.882cm" draw:transform="rotate (1.5707963267946) translate (1.3cm 21.853cm)">
          <draw:text-box>
            <text:p><text:span text:style-name="T1">Velocità angolare </text:span><text:span text:style-name="T5">ω</text:span><text:span text:style-name="T6">s</text:span></text:p>
            <text:p><text:span text:style-name="T1"><text:s text:c="5"/></text:span><text:span text:style-name="T1">gradi/sec</text:span></text:p>
          </draw:text-box>
        </draw:frame>
        <draw:line draw:style-name="gr4" draw:text-style-name="P1" draw:layer="layout" svg:x1="3.405cm" svg:y1="21.548cm" svg:x2="4.04cm" svg:y2="21.548cm">
          <text:p/>
        </draw:line>
        <draw:line draw:style-name="gr4" draw:text-style-name="P1" draw:layer="layout" svg:x1="3.406cm" svg:y1="20.996cm" svg:x2="4.041cm" svg:y2="20.996cm">
          <text:p/>
        </draw:line>
        <draw:line draw:style-name="gr4" draw:text-style-name="P1" draw:layer="layout" svg:x1="3.407cm" svg:y1="20.443cm" svg:x2="4.042cm" svg:y2="20.443cm">
          <text:p/>
        </draw:line>
        <draw:line draw:style-name="gr4" draw:text-style-name="P1" draw:layer="layout" svg:x1="3.408cm" svg:y1="19.891cm" svg:x2="4.043cm" svg:y2="19.891cm">
          <text:p/>
        </draw:line>
        <draw:line draw:style-name="gr4" draw:text-style-name="P1" draw:layer="layout" svg:x1="3.409cm" svg:y1="19.339cm" svg:x2="4.044cm" svg:y2="19.339cm">
          <text:p/>
        </draw:line>
        <draw:line draw:style-name="gr4" draw:text-style-name="P1" draw:layer="layout" svg:x1="3.41cm" svg:y1="18.234cm" svg:x2="4.045cm" svg:y2="18.234cm">
          <text:p/>
        </draw:line>
        <draw:line draw:style-name="gr4" draw:text-style-name="P1" draw:layer="layout" svg:x1="3.411cm" svg:y1="17.682cm" svg:x2="4.046cm" svg:y2="17.682cm">
          <text:p/>
        </draw:line>
        <draw:line draw:style-name="gr4" draw:text-style-name="P1" draw:layer="layout" svg:x1="3.412cm" svg:y1="17.13cm" svg:x2="4.047cm" svg:y2="17.13cm">
          <text:p/>
        </draw:line>
        <draw:line draw:style-name="gr4" draw:text-style-name="P1" draw:layer="layout" svg:x1="3.413cm" svg:y1="16.578cm" svg:x2="4.048cm" svg:y2="16.578cm">
          <text:p/>
        </draw:line>
        <draw:line draw:style-name="gr4" draw:text-style-name="P1" draw:layer="layout" svg:x1="3.414cm" svg:y1="16.025cm" svg:x2="4.049cm" svg:y2="16.025cm">
          <text:p/>
        </draw:line>
        <draw:line draw:style-name="gr4" draw:text-style-name="P1" draw:layer="layout" svg:x1="3.415cm" svg:y1="15.473cm" svg:x2="4.05cm" svg:y2="15.473cm">
          <text:p/>
        </draw:line>
        <draw:rect draw:style-name="gr5" draw:text-style-name="P1" draw:layer="layout" svg:width="10.895cm" svg:height="6.985cm" svg:x="3.74cm" svg:y="15.018cm">
          <text:p/>
        </draw:rect>
        <draw:line draw:style-name="gr4" draw:text-style-name="P1" draw:layer="layout" svg:x1="3.411cm" svg:y1="18.787cm" svg:x2="4.046cm" svg:y2="18.787cm">
          <text:p/>
        </draw:line>
        <draw:line draw:style-name="gr4" draw:text-style-name="P1" draw:layer="layout" svg:x1="13.232cm" svg:y1="22.336cm" svg:x2="13.232cm" svg:y2="21.701cm">
          <text:p/>
        </draw:line>
        <draw:line draw:style-name="gr4" draw:text-style-name="P1" draw:layer="layout" svg:x1="10.955cm" svg:y1="22.335cm" svg:x2="10.955cm" svg:y2="21.7cm">
          <text:p/>
        </draw:line>
        <draw:line draw:style-name="gr4" draw:text-style-name="P1" draw:layer="layout" svg:x1="8.678cm" svg:y1="22.334cm" svg:x2="8.678cm" svg:y2="21.699cm">
          <text:p/>
        </draw:line>
        <draw:line draw:style-name="gr4" draw:text-style-name="P1" draw:layer="layout" svg:x1="6.4cm" svg:y1="22.333cm" svg:x2="6.4cm" svg:y2="21.698cm">
          <text:p/>
        </draw:line>
        <draw:line draw:style-name="gr4" draw:text-style-name="P1" draw:layer="layout" svg:x1="5.262cm" svg:y1="22.332cm" svg:x2="5.262cm" svg:y2="21.697cm">
          <text:p/>
        </draw:line>
        <draw:line draw:style-name="gr4" draw:text-style-name="P1" draw:layer="layout" svg:x1="12.094cm" svg:y1="22.336cm" svg:x2="12.094cm" svg:y2="21.701cm">
          <text:p/>
        </draw:line>
        <draw:line draw:style-name="gr4" draw:text-style-name="P1" draw:layer="layout" svg:x1="9.816cm" svg:y1="22.335cm" svg:x2="9.816cm" svg:y2="21.7cm">
          <text:p/>
        </draw:line>
        <draw:line draw:style-name="gr4" draw:text-style-name="P1" draw:layer="layout" svg:x1="7.539cm" svg:y1="22.334cm" svg:x2="7.539cm" svg:y2="21.699cm">
          <text:p/>
        </draw:line>
        <draw:line draw:style-name="gr4" draw:text-style-name="P1" draw:layer="layout" svg:x1="14.369cm" svg:y1="22.34cm" svg:x2="14.369cm" svg:y2="21.705cm">
          <text:p/>
        </draw:line>
        <draw:line draw:style-name="gr4" draw:text-style-name="P1" draw:layer="layout" svg:x1="4.123cm" svg:y1="22.333cm" svg:x2="4.123cm" svg:y2="21.698cm">
          <text:p/>
        </draw:line>
        <draw:frame draw:style-name="gr3" draw:text-style-name="P3" draw:layer="layout" svg:width="1.383cm" svg:height="0.983cm" svg:x="4.575cm" svg:y="21.321cm">
          <draw:text-box>
            <text:p><text:span text:style-name="T7">HS</text:span></text:p>
          </draw:text-box>
        </draw:frame>
        <draw:frame draw:style-name="gr3" draw:layer="layout" svg:width="1.281cm" svg:height="0.983cm" svg:x="6.276cm" svg:y="21.321cm">
          <draw:text-box>
            <text:p><text:span text:style-name="T7">FF</text:span></text:p>
          </draw:text-box>
        </draw:frame>
        <draw:frame draw:style-name="gr3" draw:text-style-name="P3" draw:layer="layout" svg:width="1.455cm" svg:height="0.983cm" svg:x="8.307cm" svg:y="21.321cm">
          <draw:text-box>
            <text:p><text:span text:style-name="T7">HO</text:span></text:p>
          </draw:text-box>
        </draw:frame>
        <draw:frame draw:style-name="gr3" draw:text-style-name="P3" draw:layer="layout" svg:width="1.387cm" svg:height="0.983cm" svg:x="10.625cm" svg:y="21.321cm">
          <draw:text-box>
            <text:p><text:span text:style-name="T7">FO</text:span></text:p>
          </draw:text-box>
        </draw:frame>
      </draw:page>
      <draw:page draw:name="page2" draw:style-name="dp1" draw:master-page-name="Predefinito">
        <draw:path draw:style-name="gr6" draw:text-style-name="P1" draw:layer="layout" svg:width="0.835cm" svg:height="-0.001cm" draw:transform="skewX (-1.55334303427466) rotate (3.1415926535892) translate (6.376cm 13.612cm)" svg:viewBox="0 0 836 0" svg:d="m836 0c-253 0-505 0-760 0h-76">
          <text:p/>
        </draw:path>
        <draw:g>
          <draw:path draw:style-name="gr7" draw:text-style-name="P1" draw:layer="layout" svg:width="2.404cm" svg:height="-0.001cm" draw:transform="rotate (3.1415926535892) translate (10.365cm 13.212cm)" svg:viewBox="0 0 2405 0" svg:d="m2405 0c-424 0-820 0-1242 0h-401-401-361">
            <text:p/>
          </draw:path>
          <draw:path draw:style-name="gr7" draw:text-style-name="P1" draw:layer="layout" svg:width="2.642cm" svg:height="2.203cm" draw:transform="skewX (-0.0640535835481798) rotate (-1.48789318732607) translate (12.5880939832528cm 12.869850027084cm)" svg:viewBox="0 0 2643 2204" svg:d="m0 2202c433 20 819-155 1237-199 516-54 957-288 1289-558 379-309-260-637-562-834-337-219-706-413-1135-488l-383-123">
            <text:p/>
          </draw:path>
          <draw:path draw:style-name="gr7" draw:text-style-name="P1" draw:layer="layout" svg:width="0.869cm" svg:height="0cm" svg:x="14.83cm" svg:y="13.212cm" svg:viewBox="0 0 870 0" svg:d="m0 0c153 0 297 0 449 0h145 145 131">
            <text:p/>
          </draw:path>
          <draw:path draw:style-name="gr7" draw:text-style-name="P1" draw:layer="layout" svg:width="3.248cm" svg:height="2.203cm" draw:transform="skewX (0.0781907504893312) rotate (-1.57079632679579) translate (14.8286781740514cm 10.4351375026084cm)" svg:viewBox="0 0 3249 2204" svg:d="m3249 2202c-532 20-1007-155-1520-199-636-54-1178-288-1586-558-465-309 320-637 692-834 414-219 868-413 1396-488l471-123">
            <text:p/>
          </draw:path>
          <draw:path draw:style-name="gr7" draw:text-style-name="P1" draw:layer="layout" svg:width="1.349cm" svg:height="1.567cm" draw:transform="skewX (0.010471975511964) rotate (-1.45473193153819) translate (7.91856035103692cm 12.9468134543217cm)" svg:viewBox="0 0 1350 1568" svg:d="m0 1567c221 14 418-111 632-142 263-38 489-204 658-397 194-219-132-453-286-593-173-156-361-294-580-347l-196-88">
            <text:p/>
          </draw:path>
          <draw:line draw:style-name="gr8" draw:text-style-name="P1" draw:layer="layout" svg:x1="6.61cm" svg:y1="13.412cm" svg:x2="6.61cm" svg:y2="13.982cm">
            <text:p/>
          </draw:line>
          <draw:line draw:style-name="gr8" draw:text-style-name="P1" draw:layer="layout" svg:x1="8.18cm" svg:y1="12.912cm" svg:x2="8.18cm" svg:y2="13.482cm">
            <text:p/>
          </draw:line>
          <draw:line draw:style-name="gr8" draw:text-style-name="P1" draw:layer="layout" svg:x1="10.28cm" svg:y1="12.912cm" svg:x2="10.28cm" svg:y2="13.482cm">
            <text:p/>
          </draw:line>
          <draw:line draw:style-name="gr8" draw:text-style-name="P1" draw:layer="layout" svg:x1="12.68cm" svg:y1="13.012cm" svg:x2="12.68cm" svg:y2="13.582cm">
            <text:p/>
          </draw:line>
          <draw:frame draw:style-name="gr9" draw:text-style-name="P2" draw:layer="layout" svg:width="6.175cm" svg:height="0.963cm" svg:x="9.35cm" svg:y="16.664cm">
            <draw:text-box>
              <text:p><text:span text:style-name="T1">Tempo normalizzato</text:span></text:p>
            </draw:text-box>
          </draw:frame>
          <draw:rect draw:style-name="gr5" draw:text-style-name="P1" draw:layer="layout" svg:width="11.135cm" svg:height="6.945cm" svg:x="5.105cm" svg:y="9.49cm">
            <text:p/>
          </draw:rect>
          <draw:line draw:style-name="gr4" draw:text-style-name="P1" draw:layer="layout" svg:x1="14.597cm" svg:y1="16.768cm" svg:x2="14.597cm" svg:y2="16.133cm">
            <text:p/>
          </draw:line>
          <draw:line draw:style-name="gr4" draw:text-style-name="P1" draw:layer="layout" svg:x1="12.32cm" svg:y1="16.767cm" svg:x2="12.32cm" svg:y2="16.132cm">
            <text:p/>
          </draw:line>
          <draw:line draw:style-name="gr4" draw:text-style-name="P1" draw:layer="layout" svg:x1="10.043cm" svg:y1="16.766cm" svg:x2="10.043cm" svg:y2="16.131cm">
            <text:p/>
          </draw:line>
          <draw:line draw:style-name="gr4" draw:text-style-name="P1" draw:layer="layout" svg:x1="7.765cm" svg:y1="16.765cm" svg:x2="7.765cm" svg:y2="16.13cm">
            <text:p/>
          </draw:line>
          <draw:line draw:style-name="gr4" draw:text-style-name="P1" draw:layer="layout" svg:x1="6.627cm" svg:y1="16.764cm" svg:x2="6.627cm" svg:y2="16.129cm">
            <text:p/>
          </draw:line>
          <draw:line draw:style-name="gr4" draw:text-style-name="P1" draw:layer="layout" svg:x1="13.459cm" svg:y1="16.768cm" svg:x2="13.459cm" svg:y2="16.133cm">
            <text:p/>
          </draw:line>
          <draw:line draw:style-name="gr4" draw:text-style-name="P1" draw:layer="layout" svg:x1="11.181cm" svg:y1="16.767cm" svg:x2="11.181cm" svg:y2="16.132cm">
            <text:p/>
          </draw:line>
          <draw:line draw:style-name="gr4" draw:text-style-name="P1" draw:layer="layout" svg:x1="8.904cm" svg:y1="16.766cm" svg:x2="8.904cm" svg:y2="16.131cm">
            <text:p/>
          </draw:line>
          <draw:line draw:style-name="gr4" draw:text-style-name="P1" draw:layer="layout" svg:x1="15.734cm" svg:y1="16.772cm" svg:x2="15.734cm" svg:y2="16.137cm">
            <text:p/>
          </draw:line>
          <draw:line draw:style-name="gr4" draw:text-style-name="P1" draw:layer="layout" svg:x1="5.488cm" svg:y1="16.765cm" svg:x2="5.488cm" svg:y2="16.13cm">
            <text:p/>
          </draw:line>
          <draw:frame draw:style-name="gr9" draw:text-style-name="P3" draw:layer="layout" svg:width="1.387cm" svg:height="0.983cm" svg:x="3.278cm" svg:y="10.613cm">
            <draw:text-box>
              <text:p><text:span text:style-name="T7">FO</text:span></text:p>
            </draw:text-box>
          </draw:frame>
          <draw:g>
            <draw:line draw:style-name="gr10" draw:text-style-name="P1" draw:layer="layout" svg:x1="6.615cm" svg:y1="13.668cm" svg:x2="8.215cm" svg:y2="13.668cm">
              <text:p/>
            </draw:line>
            <draw:line draw:style-name="gr10" draw:text-style-name="P1" draw:layer="layout" svg:x1="8.185cm" svg:y1="12.643cm" svg:x2="8.185cm" svg:y2="13.668cm">
              <text:p/>
            </draw:line>
            <draw:line draw:style-name="gr10" draw:text-style-name="P1" draw:layer="layout" svg:x1="8.185cm" svg:y1="12.643cm" svg:x2="10.285cm" svg:y2="12.643cm">
              <text:p/>
            </draw:line>
            <draw:line draw:style-name="gr10" draw:text-style-name="P1" draw:layer="layout" svg:x1="10.285cm" svg:y1="11.677cm" svg:x2="10.285cm" svg:y2="12.702cm">
              <text:p/>
            </draw:line>
            <draw:line draw:style-name="gr10" draw:text-style-name="P1" draw:layer="layout" svg:x1="10.285cm" svg:y1="11.675cm" svg:x2="12.685cm" svg:y2="11.675cm">
              <text:p/>
            </draw:line>
            <draw:line draw:style-name="gr10" draw:text-style-name="P1" draw:layer="layout" svg:x1="6.715cm" svg:y1="14.57cm" svg:x2="15.845cm" svg:y2="14.618cm">
              <text:p/>
            </draw:line>
            <draw:line draw:style-name="gr10" draw:text-style-name="P1" draw:layer="layout" svg:x1="6.685cm" svg:y1="13.614cm" svg:x2="6.685cm" svg:y2="14.639cm">
              <text:p/>
            </draw:line>
            <draw:line draw:style-name="gr10" draw:text-style-name="P1" draw:layer="layout" svg:x1="12.685cm" svg:y1="10.71cm" svg:x2="12.685cm" svg:y2="11.735cm">
              <text:p/>
            </draw:line>
            <draw:line draw:style-name="gr10" draw:text-style-name="P1" draw:layer="layout" svg:x1="12.63cm" svg:y1="10.755cm" svg:x2="15.805cm" svg:y2="10.755cm">
              <text:p/>
            </draw:line>
            <draw:line draw:style-name="gr11" draw:text-style-name="P1" draw:layer="layout" svg:x1="15.805cm" svg:y1="10.76cm" svg:x2="15.805cm" svg:y2="14.57cm">
              <text:p/>
            </draw:line>
          </draw:g>
          <draw:frame draw:style-name="gr9" draw:text-style-name="P3" draw:layer="layout" svg:width="1.383cm" svg:height="0.983cm" svg:x="3.28cm" svg:y="13.788cm">
            <draw:text-box>
              <text:p><text:span text:style-name="T7">HS</text:span></text:p>
            </draw:text-box>
          </draw:frame>
          <draw:frame draw:style-name="gr9" draw:layer="layout" svg:width="1.281cm" svg:height="0.983cm" svg:x="3.331cm" svg:y="12.73cm">
            <draw:text-box>
              <text:p><text:span text:style-name="T7">FF</text:span></text:p>
            </draw:text-box>
          </draw:frame>
          <draw:frame draw:style-name="gr9" draw:text-style-name="P3" draw:layer="layout" svg:width="1.455cm" svg:height="0.983cm" svg:x="3.244cm" svg:y="11.671cm">
            <draw:text-box>
              <text:p><text:span text:style-name="T7">HO</text:span></text:p>
            </draw:text-box>
          </draw:frame>
        </draw:g>
        <draw:g>
          <draw:g>
            <draw:line draw:style-name="gr10" draw:text-style-name="P1" draw:layer="layout" svg:x1="4.731cm" svg:y1="24.233cm" svg:x2="5.546cm" svg:y2="24.233cm">
              <text:p/>
            </draw:line>
            <draw:line draw:style-name="gr10" draw:text-style-name="P1" draw:layer="layout" svg:x1="5.531cm" svg:y1="23.208cm" svg:x2="5.531cm" svg:y2="24.233cm">
              <text:p/>
            </draw:line>
            <draw:line draw:style-name="gr10" draw:text-style-name="P1" draw:layer="layout" svg:x1="5.531cm" svg:y1="23.208cm" svg:x2="6.601cm" svg:y2="23.208cm">
              <text:p/>
            </draw:line>
            <draw:line draw:style-name="gr10" draw:text-style-name="P1" draw:layer="layout" svg:x1="6.602cm" svg:y1="22.242cm" svg:x2="6.602cm" svg:y2="23.267cm">
              <text:p/>
            </draw:line>
            <draw:line draw:style-name="gr10" draw:text-style-name="P1" draw:layer="layout" svg:x1="6.602cm" svg:y1="22.24cm" svg:x2="7.825cm" svg:y2="22.24cm">
              <text:p/>
            </draw:line>
            <draw:line draw:style-name="gr10" draw:text-style-name="P1" draw:layer="layout" svg:x1="4.767cm" svg:y1="24.179cm" svg:x2="4.767cm" svg:y2="25.204cm">
              <text:p/>
            </draw:line>
            <draw:line draw:style-name="gr10" draw:text-style-name="P1" draw:layer="layout" svg:x1="7.825cm" svg:y1="21.275cm" svg:x2="7.825cm" svg:y2="22.3cm">
              <text:p/>
            </draw:line>
            <draw:line draw:style-name="gr10" draw:text-style-name="P1" draw:layer="layout" svg:x1="7.797cm" svg:y1="21.32cm" svg:x2="9.415cm" svg:y2="21.32cm">
              <text:p/>
            </draw:line>
          </draw:g>
          <draw:g>
            <draw:line draw:style-name="gr10" draw:text-style-name="P1" draw:layer="layout" svg:x1="9.558cm" svg:y1="24.233cm" svg:x2="9.754cm" svg:y2="24.233cm">
              <text:p/>
            </draw:line>
            <draw:line draw:style-name="gr10" draw:text-style-name="P1" draw:layer="layout" svg:x1="9.751cm" svg:y1="23.208cm" svg:x2="9.751cm" svg:y2="24.233cm">
              <text:p/>
            </draw:line>
            <draw:line draw:style-name="gr10" draw:text-style-name="P1" draw:layer="layout" svg:x1="9.751cm" svg:y1="23.208cm" svg:x2="10.008cm" svg:y2="23.208cm">
              <text:p/>
            </draw:line>
            <draw:line draw:style-name="gr10" draw:text-style-name="P1" draw:layer="layout" svg:x1="10.008cm" svg:y1="22.242cm" svg:x2="10.008cm" svg:y2="23.267cm">
              <text:p/>
            </draw:line>
            <draw:line draw:style-name="gr10" draw:text-style-name="P1" draw:layer="layout" svg:x1="10.008cm" svg:y1="22.24cm" svg:x2="10.302cm" svg:y2="22.24cm">
              <text:p/>
            </draw:line>
            <draw:line draw:style-name="gr10" draw:text-style-name="P1" draw:layer="layout" svg:x1="9.567cm" svg:y1="24.179cm" svg:x2="9.567cm" svg:y2="25.204cm">
              <text:p/>
            </draw:line>
            <draw:line draw:style-name="gr10" draw:text-style-name="P1" draw:layer="layout" svg:x1="10.303cm" svg:y1="21.275cm" svg:x2="10.303cm" svg:y2="22.3cm">
              <text:p/>
            </draw:line>
            <draw:line draw:style-name="gr10" draw:text-style-name="P1" draw:layer="layout" svg:x1="10.296cm" svg:y1="21.32cm" svg:x2="10.685cm" svg:y2="21.32cm">
              <text:p/>
            </draw:line>
            <draw:line draw:style-name="gr11" draw:text-style-name="P1" draw:layer="layout" svg:x1="9.455cm" svg:y1="21.32cm" svg:x2="9.455cm" svg:y2="25.13cm">
              <text:p/>
            </draw:line>
            <draw:line draw:style-name="gr11" draw:text-style-name="P1" draw:layer="layout" svg:x1="15.905cm" svg:y1="21.32cm" svg:x2="15.905cm" svg:y2="25.13cm">
              <text:p/>
            </draw:line>
            <draw:line draw:style-name="gr11" draw:text-style-name="P1" draw:layer="layout" svg:x1="4.91cm" svg:y1="25.265cm" svg:x2="9.355cm" svg:y2="25.265cm">
              <text:p/>
            </draw:line>
            <draw:line draw:style-name="gr11" draw:text-style-name="P1" draw:layer="layout" svg:x1="11.36cm" svg:y1="25.23cm" svg:x2="15.805cm" svg:y2="25.23cm">
              <text:p/>
            </draw:line>
            <draw:line draw:style-name="gr11" draw:text-style-name="P1" draw:layer="layout" svg:x1="10.755cm" svg:y1="21.32cm" svg:x2="10.755cm" svg:y2="25.13cm">
              <text:p/>
            </draw:line>
            <draw:line draw:style-name="gr11" draw:text-style-name="P1" draw:layer="layout" svg:x1="9.555cm" svg:y1="25.33cm" svg:x2="10.825cm" svg:y2="25.33cm">
              <text:p/>
            </draw:line>
          </draw:g>
          <draw:g>
            <draw:line draw:style-name="gr10" draw:text-style-name="P1" draw:layer="layout" svg:x1="11.281cm" svg:y1="24.233cm" svg:x2="12.096cm" svg:y2="24.233cm">
              <text:p/>
            </draw:line>
            <draw:line draw:style-name="gr10" draw:text-style-name="P1" draw:layer="layout" svg:x1="12.081cm" svg:y1="23.208cm" svg:x2="12.081cm" svg:y2="24.233cm">
              <text:p/>
            </draw:line>
            <draw:line draw:style-name="gr10" draw:text-style-name="P1" draw:layer="layout" svg:x1="12.081cm" svg:y1="23.208cm" svg:x2="13.151cm" svg:y2="23.208cm">
              <text:p/>
            </draw:line>
            <draw:line draw:style-name="gr10" draw:text-style-name="P1" draw:layer="layout" svg:x1="13.152cm" svg:y1="22.242cm" svg:x2="13.152cm" svg:y2="23.267cm">
              <text:p/>
            </draw:line>
            <draw:line draw:style-name="gr10" draw:text-style-name="P1" draw:layer="layout" svg:x1="13.152cm" svg:y1="22.24cm" svg:x2="14.375cm" svg:y2="22.24cm">
              <text:p/>
            </draw:line>
            <draw:line draw:style-name="gr10" draw:text-style-name="P1" draw:layer="layout" svg:x1="11.317cm" svg:y1="24.179cm" svg:x2="11.317cm" svg:y2="25.204cm">
              <text:p/>
            </draw:line>
            <draw:line draw:style-name="gr10" draw:text-style-name="P1" draw:layer="layout" svg:x1="14.375cm" svg:y1="21.275cm" svg:x2="14.375cm" svg:y2="22.3cm">
              <text:p/>
            </draw:line>
            <draw:line draw:style-name="gr10" draw:text-style-name="P1" draw:layer="layout" svg:x1="14.347cm" svg:y1="21.32cm" svg:x2="15.965cm" svg:y2="21.3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4" draw:fill="none" draw:fill-gradient-name="Gradient_20_7" draw:fill-hatch-name="Hatch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3-30T08:14:26.09</meta:creation-date>
    <dc:date>2011-04-27T21:41:10.41</dc:date>
    <dc:creator>dudu </dc:creator>
    <meta:editing-duration>PT3H35M39S</meta:editing-duration>
    <meta:editing-cycles>6</meta:editing-cycles>
    <meta:generator>OpenOffice.org/3.3$Win32 OpenOffice.org_project/330m20$Build-9567</meta:generator>
    <meta:document-statistic meta:object-count="151"/>
  </office:meta>
</office:document-meta>
</file>